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7" style:family="paragraph" style:parent-style-name="Footnote">
      <style:text-properties officeooo:paragraph-rsid="00230fae"/>
    </style:style>
    <style:style style:name="P68" style:family="paragraph" style:parent-style-name="Heading_20_1" style:master-page-name="First_20_Page">
      <style:paragraph-properties style:page-number="auto"/>
    </style:style>
    <style:style style:name="P69" style:family="paragraph" style:parent-style-name="Heading_20_1">
      <style:paragraph-properties>
        <style:tab-stops>
          <style:tab-stop style:position="4.3575in"/>
        </style:tab-stops>
      </style:paragraph-properties>
    </style:style>
    <style:style style:name="P70" style:family="paragraph" style:parent-style-name="Heading_20_3">
      <style:paragraph-properties>
        <style:tab-stops>
          <style:tab-stop style:position="0.5953in"/>
        </style:tab-stops>
      </style:paragraph-properties>
    </style:style>
    <style:style style:name="P71" style:family="paragraph" style:parent-style-name="Heading_20_3">
      <style:paragraph-properties fo:margin-top="0.1181in" fo:margin-bottom="0in" style:contextual-spacing="false"/>
    </style:style>
    <style:style style:name="P72" style:family="paragraph" style:parent-style-name="Heading_20_4">
      <style:paragraph-properties fo:margin-top="0.1181in" fo:margin-bottom="0in" style:contextual-spacing="false"/>
    </style:style>
    <style:style style:name="P73"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4"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1">
      <style:text-properties style:font-name="Arial" fo:font-style="normal" style:font-style-asian="normal" style:font-style-complex="normal"/>
    </style:style>
    <style:style style:name="P78" style:family="paragraph" style:parent-style-name="Standard" style:list-style-name="L2"/>
    <style:style style:name="P79" style:family="paragraph" style:parent-style-name="Standard" style:list-style-name="L3">
      <style:paragraph-properties fo:margin-top="0in" fo:margin-bottom="0in" style:contextual-spacing="false" fo:line-height="100%"/>
    </style:style>
    <style:style style:name="P80"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1" style:family="paragraph" style:parent-style-name="Standard" style:list-style-name="L4">
      <style:paragraph-properties fo:margin-top="0in" fo:margin-bottom="0in" style:contextual-spacing="false"/>
    </style:style>
    <style:style style:name="P82" style:family="paragraph" style:parent-style-name="Standard" style:list-style-name="L5">
      <style:paragraph-properties fo:margin-top="0in" fo:margin-bottom="0in" style:contextual-spacing="false"/>
    </style:style>
    <style:style style:name="P83" style:family="paragraph" style:parent-style-name="Standard" style:list-style-name="L6">
      <style:paragraph-properties fo:margin-top="0in" fo:margin-bottom="0in" style:contextual-spacing="false"/>
    </style:style>
    <style:style style:name="P84" style:family="paragraph" style:parent-style-name="Standard" style:list-style-name="L7">
      <style:paragraph-properties fo:margin-top="0in" fo:margin-bottom="0in" style:contextual-spacing="false"/>
    </style:style>
    <style:style style:name="P85" style:family="paragraph" style:parent-style-name="Standard" style:list-style-name="L8">
      <style:paragraph-properties fo:margin-top="0in" fo:margin-bottom="0in" style:contextual-spacing="false"/>
    </style:style>
    <style:style style:name="P86" style:family="paragraph" style:parent-style-name="Standard" style:list-style-name="L9">
      <style:paragraph-properties fo:margin-top="0in" fo:margin-bottom="0in" style:contextual-spacing="false"/>
    </style:style>
    <style:style style:name="P87" style:family="paragraph" style:parent-style-name="Table_20_Contents">
      <style:paragraph-properties fo:margin-top="0in" fo:margin-bottom="0in" style:contextual-spacing="false" fo:text-align="center" style:justify-single-word="false"/>
      <style:text-properties officeooo:rsid="00230fae"/>
    </style:style>
    <style:style style:name="P88" style:family="paragraph" style:parent-style-name="Table_20_Contents">
      <style:paragraph-properties fo:text-align="center" style:justify-single-word="false"/>
      <style:text-properties officeooo:rsid="00230fae"/>
    </style:style>
    <style:style style:name="P89" style:family="paragraph" style:parent-style-name="Table_20_Contents">
      <style:paragraph-properties fo:margin-top="0in" fo:margin-bottom="0in" style:contextual-spacing="false" fo:text-align="start" style:justify-single-word="false"/>
    </style:style>
    <style:style style:name="P90" style:family="paragraph" style:parent-style-name="Table_20_Contents">
      <style:paragraph-properties fo:margin-top="0in" fo:margin-bottom="0in" style:contextual-spacing="false" fo:text-align="center" style:justify-single-word="false"/>
      <style:text-properties officeooo:rsid="0023f469"/>
    </style:style>
    <style:style style:name="P91" style:family="paragraph" style:parent-style-name="Table_20_Contents">
      <style:paragraph-properties fo:text-align="center" style:justify-single-word="false"/>
      <style:text-properties officeooo:rsid="0023f469"/>
    </style:style>
    <style:style style:name="P92" style:family="paragraph" style:parent-style-name="Table_20_Contents">
      <style:paragraph-properties fo:margin-top="0in" fo:margin-bottom="0in" style:contextual-spacing="false" fo:text-align="center" style:justify-single-word="false"/>
    </style:style>
    <style:style style:name="P93"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4" style:family="paragraph" style:parent-style-name="Table_20_Heading">
      <style:paragraph-properties fo:margin-top="0in" fo:margin-bottom="0in" style:contextual-spacing="false" fo:text-align="center" style:justify-single-word="false"/>
    </style:style>
    <style:style style:name="P95" style:family="paragraph" style:parent-style-name="Table_20_Heading">
      <style:paragraph-properties fo:margin-top="0in" fo:margin-bottom="0in" style:contextual-spacing="false"/>
    </style:style>
    <style:style style:name="P96"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97" style:family="paragraph">
      <style:paragraph-properties style:writing-mode="lr-tb"/>
      <style:text-properties style:font-name="Times New Roman" fo:font-size="1pt"/>
    </style:style>
    <style:style style:name="P98"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6207920" text:id="ct105553126207920">
          <text:deletion>
            <office:change-info>
              <dc:creator>Bob Jacobsen</dc:creator>
              <dc:date>2023-04-04T12:58:44</dc:date>
            </office:change-info>
            <text:p text:style-name="Footnote">Appendix 1, and </text:p>
          </text:deletion>
        </text:changed-region>
        <text:changed-region xml:id="ct105553126208400" text:id="ct105553126208400">
          <text:insertion>
            <office:change-info>
              <dc:creator>Bob Jacobsen</dc:creator>
              <dc:date>2023-04-04T12:58:48</dc:date>
            </office:change-info>
          </text:insertion>
        </text:changed-region>
        <text:changed-region xml:id="ct105553126208640" text:id="ct105553126208640">
          <text:deletion>
            <office:change-info>
              <dc:creator>Bob Jacobsen</dc:creator>
              <dc:date>2023-04-04T12:58:48</dc:date>
            </office:change-info>
            <text:p text:style-name="Footnote"><text:span text:style-name="T30">it</text:span></text:p>
          </text:deletion>
        </text:changed-region>
        <text:changed-region xml:id="ct105553126200480" text:id="ct105553126200480">
          <text:insertion>
            <office:change-info>
              <dc:creator>Bob Jacobsen</dc:creator>
              <dc:date>2023-10-23T07:19:19</dc:date>
            </office:change-info>
          </text:insertion>
        </text:changed-region>
        <text:changed-region xml:id="ct105553126200960" text:id="ct105553126200960">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26208880" text:id="ct105553126208880">
          <text:insertion>
            <office:change-info>
              <dc:creator>Bob Jacobsen</dc:creator>
              <dc:date>2023-10-23T07:18:14</dc:date>
            </office:change-info>
          </text:insertion>
        </text:changed-region>
        <text:changed-region xml:id="ct105553126209120" text:id="ct105553126209120">
          <text:deletion>
            <office:change-info>
              <dc:creator>Bob Jacobsen</dc:creator>
              <dc:date>2023-10-23T07:18:14</dc:date>
            </office:change-info>
            <text:p text:style-name="P62">N</text:p>
          </text:deletion>
        </text:changed-region>
        <text:changed-region xml:id="ct105553126209360" text:id="ct105553126209360">
          <text:deletion>
            <office:change-info>
              <dc:creator>Bob Jacobsen</dc:creator>
              <dc:date>2023-10-23T07:24:30</dc:date>
            </office:change-info>
            <text:p text:style-name="P64">N</text:p>
          </text:deletion>
        </text:changed-region>
        <text:changed-region xml:id="ct105553126209600" text:id="ct105553126209600">
          <text:insertion>
            <office:change-info>
              <dc:creator>Bob Jacobsen</dc:creator>
              <dc:date>2023-10-23T07:24:30</dc:date>
            </office:change-info>
          </text:insertion>
        </text:changed-region>
        <text:changed-region xml:id="ct105553126195200" text:id="ct105553126195200">
          <text:deletion>
            <office:change-info>
              <dc:creator>Bob Jacobsen</dc:creator>
              <dc:date>2023-10-23T07:24:23</dc:date>
            </office:change-info>
            <text:p text:style-name="P64">N</text:p>
          </text:deletion>
        </text:changed-region>
        <text:changed-region xml:id="ct105553126195680" text:id="ct105553126195680">
          <text:insertion>
            <office:change-info>
              <dc:creator>Bob Jacobsen</dc:creator>
              <dc:date>2023-10-23T07:24:23</dc:date>
            </office:change-info>
          </text:insertion>
        </text:changed-region>
        <text:changed-region xml:id="ct105553126196160" text:id="ct105553126196160">
          <text:insertion>
            <office:change-info>
              <dc:creator>Bob Jacobsen</dc:creator>
              <dc:date>2023-10-23T07:18:22</dc:date>
            </office:change-info>
          </text:insertion>
        </text:changed-region>
        <text:changed-region xml:id="ct105553126196640" text:id="ct105553126196640">
          <text:deletion>
            <office:change-info>
              <dc:creator>Bob Jacobsen</dc:creator>
              <dc:date>2023-10-23T07:18:21</dc:date>
            </office:change-info>
            <text:p text:style-name="P62">N</text:p>
          </text:deletion>
        </text:changed-region>
        <text:changed-region xml:id="ct105553126197120" text:id="ct105553126197120">
          <text:deletion>
            <office:change-info>
              <dc:creator>Bob Jacobsen</dc:creator>
              <dc:date>2023-10-23T07:24:33</dc:date>
            </office:change-info>
            <text:p text:style-name="P64">N</text:p>
          </text:deletion>
        </text:changed-region>
        <text:changed-region xml:id="ct105553126197600" text:id="ct105553126197600">
          <text:insertion>
            <office:change-info>
              <dc:creator>Bob Jacobsen</dc:creator>
              <dc:date>2023-10-23T07:24:33</dc:date>
            </office:change-info>
          </text:insertion>
        </text:changed-region>
        <text:changed-region xml:id="ct105553126198080" text:id="ct105553126198080">
          <text:deletion>
            <office:change-info>
              <dc:creator>Bob Jacobsen</dc:creator>
              <dc:date>2023-10-23T07:24:26</dc:date>
            </office:change-info>
            <text:p text:style-name="P64">N</text:p>
          </text:deletion>
        </text:changed-region>
        <text:changed-region xml:id="ct105553126198560" text:id="ct105553126198560">
          <text:insertion>
            <office:change-info>
              <dc:creator>Bob Jacobsen</dc:creator>
              <dc:date>2023-10-23T07:24:26</dc:date>
            </office:change-info>
          </text:insertion>
        </text:changed-region>
        <text:changed-region xml:id="ct105553126199040" text:id="ct105553126199040">
          <text:insertion>
            <office:change-info>
              <dc:creator>Bob Jacobsen</dc:creator>
              <dc:date>2023-10-23T07:18:34</dc:date>
            </office:change-info>
          </text:insertion>
        </text:changed-region>
        <text:changed-region xml:id="ct105553126199520" text:id="ct105553126199520">
          <text:deletion>
            <office:change-info>
              <dc:creator>Bob Jacobsen</dc:creator>
              <dc:date>2023-10-23T07:18:34</dc:date>
            </office:change-info>
            <text:p text:style-name="P15"><text:span text:style-name="T31">-</text:span></text:p>
          </text:deletion>
        </text:changed-region>
        <text:changed-region xml:id="ct105553126200000" text:id="ct105553126200000">
          <text:deletion>
            <office:change-info>
              <dc:creator>Bob Jacobsen</dc:creator>
              <dc:date>2023-10-23T07:24:40</dc:date>
            </office:change-info>
            <text:p text:style-name="P64">Y</text:p>
          </text:deletion>
        </text:changed-region>
        <text:changed-region xml:id="ct105553126201920" text:id="ct105553126201920">
          <text:insertion>
            <office:change-info>
              <dc:creator>Bob Jacobsen</dc:creator>
              <dc:date>2023-10-23T07:24:40</dc:date>
            </office:change-info>
          </text:insertion>
        </text:changed-region>
        <text:changed-region xml:id="ct105553126201440" text:id="ct105553126201440">
          <text:deletion>
            <office:change-info>
              <dc:creator>Bob Jacobsen</dc:creator>
              <dc:date>2023-10-23T07:24:46</dc:date>
            </office:change-info>
            <text:p text:style-name="P64">N</text:p>
          </text:deletion>
        </text:changed-region>
        <text:changed-region xml:id="ct105553126202400" text:id="ct105553126202400">
          <text:insertion>
            <office:change-info>
              <dc:creator>Bob Jacobsen</dc:creator>
              <dc:date>2023-10-23T07:24:46</dc:date>
            </office:change-info>
          </text:insertion>
        </text:changed-region>
        <text:changed-region xml:id="ct105553126202880" text:id="ct105553126202880">
          <text:insertion>
            <office:change-info>
              <dc:creator>Bob Jacobsen</dc:creator>
              <dc:date>2023-10-23T07:18:32</dc:date>
            </office:change-info>
          </text:insertion>
        </text:changed-region>
        <text:changed-region xml:id="ct105553126210080" text:id="ct105553126210080">
          <text:deletion>
            <office:change-info>
              <dc:creator>Bob Jacobsen</dc:creator>
              <dc:date>2023-10-23T07:18:32</dc:date>
            </office:change-info>
            <text:p text:style-name="P62">Y</text:p>
          </text:deletion>
        </text:changed-region>
        <text:changed-region xml:id="ct105553126209840" text:id="ct105553126209840">
          <text:deletion>
            <office:change-info>
              <dc:creator>Bob Jacobsen</dc:creator>
              <dc:date>2023-10-23T07:24:43</dc:date>
            </office:change-info>
            <text:p text:style-name="P64">N</text:p>
          </text:deletion>
        </text:changed-region>
        <text:changed-region xml:id="ct105553126210320" text:id="ct105553126210320">
          <text:insertion>
            <office:change-info>
              <dc:creator>Bob Jacobsen</dc:creator>
              <dc:date>2023-10-23T07:24:43</dc:date>
            </office:change-info>
          </text:insertion>
        </text:changed-region>
        <text:changed-region xml:id="ct105553126210560" text:id="ct105553126210560">
          <text:deletion>
            <office:change-info>
              <dc:creator>Bob Jacobsen</dc:creator>
              <dc:date>2023-10-23T07:24:48</dc:date>
            </office:change-info>
            <text:p text:style-name="P64">N</text:p>
          </text:deletion>
        </text:changed-region>
        <text:changed-region xml:id="ct105553126210800" text:id="ct105553126210800">
          <text:insertion>
            <office:change-info>
              <dc:creator>Bob Jacobsen</dc:creator>
              <dc:date>2023-10-23T07:24:48</dc:date>
            </office:change-info>
          </text:insertion>
        </text:changed-region>
        <text:changed-region xml:id="ct105553126211040" text:id="ct105553126211040">
          <text:deletion>
            <office:change-info>
              <dc:creator>Bob Jacobsen</dc:creator>
              <dc:date>2023-10-23T07:18:45</dc:date>
            </office:change-info>
            <text:p text:style-name="P62">Y</text:p>
          </text:deletion>
        </text:changed-region>
        <text:changed-region xml:id="ct105553126211280" text:id="ct105553126211280">
          <text:insertion>
            <office:change-info>
              <dc:creator>Bob Jacobsen</dc:creator>
              <dc:date>2023-10-23T07:18:45</dc:date>
            </office:change-info>
          </text:insertion>
        </text:changed-region>
        <text:changed-region xml:id="ct105553126181216" text:id="ct105553126181216">
          <text:deletion>
            <office:change-info>
              <dc:creator>Bob Jacobsen</dc:creator>
              <dc:date>2023-10-23T07:24:54</dc:date>
            </office:change-info>
            <text:p text:style-name="P64">N</text:p>
          </text:deletion>
        </text:changed-region>
        <text:changed-region xml:id="ct105553126182416" text:id="ct105553126182416">
          <text:insertion>
            <office:change-info>
              <dc:creator>Bob Jacobsen</dc:creator>
              <dc:date>2023-10-23T07:24:54</dc:date>
            </office:change-info>
          </text:insertion>
        </text:changed-region>
        <text:changed-region xml:id="ct105553126182896" text:id="ct105553126182896">
          <text:deletion>
            <office:change-info>
              <dc:creator>Bob Jacobsen</dc:creator>
              <dc:date>2023-10-23T07:25:00</dc:date>
            </office:change-info>
            <text:p text:style-name="P64">N</text:p>
          </text:deletion>
        </text:changed-region>
        <text:changed-region xml:id="ct105553126183136" text:id="ct105553126183136">
          <text:insertion>
            <office:change-info>
              <dc:creator>Bob Jacobsen</dc:creator>
              <dc:date>2023-10-23T07:25:00</dc:date>
            </office:change-info>
          </text:insertion>
        </text:changed-region>
        <text:changed-region xml:id="ct105553126183376" text:id="ct105553126183376">
          <text:deletion>
            <office:change-info>
              <dc:creator>Bob Jacobsen</dc:creator>
              <dc:date>2023-10-23T07:18:47</dc:date>
            </office:change-info>
            <text:p text:style-name="P62">Y</text:p>
          </text:deletion>
        </text:changed-region>
        <text:changed-region xml:id="ct105553126183616" text:id="ct105553126183616">
          <text:insertion>
            <office:change-info>
              <dc:creator>Bob Jacobsen</dc:creator>
              <dc:date>2023-10-23T07:18:47</dc:date>
            </office:change-info>
          </text:insertion>
        </text:changed-region>
        <text:changed-region xml:id="ct105553126183856" text:id="ct105553126183856">
          <text:deletion>
            <office:change-info>
              <dc:creator>Bob Jacobsen</dc:creator>
              <dc:date>2023-10-23T07:24:57</dc:date>
            </office:change-info>
            <text:p text:style-name="P64">N</text:p>
          </text:deletion>
        </text:changed-region>
        <text:changed-region xml:id="ct105553126184096" text:id="ct105553126184096">
          <text:insertion>
            <office:change-info>
              <dc:creator>Bob Jacobsen</dc:creator>
              <dc:date>2023-10-23T07:24:57</dc:date>
            </office:change-info>
          </text:insertion>
        </text:changed-region>
        <text:changed-region xml:id="ct105553126184336" text:id="ct105553126184336">
          <text:deletion>
            <office:change-info>
              <dc:creator>Bob Jacobsen</dc:creator>
              <dc:date>2023-10-23T07:25:03</dc:date>
            </office:change-info>
            <text:p text:style-name="P64">N</text:p>
          </text:deletion>
        </text:changed-region>
        <text:changed-region xml:id="ct105553126184576" text:id="ct105553126184576">
          <text:insertion>
            <office:change-info>
              <dc:creator>Bob Jacobsen</dc:creator>
              <dc:date>2023-10-23T07:25:03</dc:date>
            </office:change-info>
          </text:insertion>
        </text:changed-region>
        <text:changed-region xml:id="ct105553126184816" text:id="ct105553126184816">
          <text:insertion>
            <office:change-info>
              <dc:creator>Bob Jacobsen</dc:creator>
              <dc:date>2023-10-23T07:19:46</dc:date>
            </office:change-info>
          </text:insertion>
        </text:changed-region>
        <text:changed-region xml:id="ct105553126185056" text:id="ct105553126185056">
          <text:deletion>
            <office:change-info>
              <dc:creator>Bob Jacobsen</dc:creator>
              <dc:date>2023-04-04T12:58:08</dc:date>
            </office:change-info>
            <text:p text:style-name="P63">N</text:p>
          </text:deletion>
        </text:changed-region>
        <text:changed-region xml:id="ct105553126185296" text:id="ct105553126185296">
          <text:deletion>
            <office:change-info>
              <dc:creator>Bob Jacobsen</dc:creator>
              <dc:date>2023-10-23T07:25:12</dc:date>
            </office:change-info>
            <text:p text:style-name="P65">Y</text:p>
          </text:deletion>
        </text:changed-region>
        <text:changed-region xml:id="ct105553126185536" text:id="ct105553126185536">
          <text:insertion>
            <office:change-info>
              <dc:creator>Bob Jacobsen</dc:creator>
              <dc:date>2023-10-23T07:25:12</dc:date>
            </office:change-info>
          </text:insertion>
        </text:changed-region>
        <text:changed-region xml:id="ct105553126185776" text:id="ct105553126185776">
          <text:deletion>
            <office:change-info>
              <dc:creator>Bob Jacobsen</dc:creator>
              <dc:date>2023-10-23T07:25:15</dc:date>
            </office:change-info>
            <text:p text:style-name="P65">N</text:p>
          </text:deletion>
        </text:changed-region>
        <text:changed-region xml:id="ct105553126186016" text:id="ct105553126186016">
          <text:insertion>
            <office:change-info>
              <dc:creator>Bob Jacobsen</dc:creator>
              <dc:date>2023-10-23T07:25:15</dc:date>
            </office:change-info>
          </text:insertion>
        </text:changed-region>
        <text:changed-region xml:id="ct105553126186256" text:id="ct105553126186256">
          <text:insertion>
            <office:change-info>
              <dc:creator>Bob Jacobsen</dc:creator>
              <dc:date>2023-10-23T07:20:15</dc:date>
            </office:change-info>
          </text:insertion>
        </text:changed-region>
        <text:changed-region xml:id="ct105553126186496" text:id="ct105553126186496">
          <text:deletion>
            <office:change-info>
              <dc:creator>Bob Jacobsen</dc:creator>
              <dc:date>2023-04-04T12:58:14</dc:date>
            </office:change-info>
            <text:p text:style-name="P63">N</text:p>
          </text:deletion>
        </text:changed-region>
        <text:changed-region xml:id="ct105553126186736" text:id="ct105553126186736">
          <text:deletion>
            <office:change-info>
              <dc:creator>Bob Jacobsen</dc:creator>
              <dc:date>2023-10-23T07:25:20</dc:date>
            </office:change-info>
            <text:p text:style-name="P65">Y</text:p>
          </text:deletion>
        </text:changed-region>
        <text:changed-region xml:id="ct105553126186976" text:id="ct105553126186976">
          <text:insertion>
            <office:change-info>
              <dc:creator>Bob Jacobsen</dc:creator>
              <dc:date>2023-10-23T07:25:20</dc:date>
            </office:change-info>
          </text:insertion>
        </text:changed-region>
        <text:changed-region xml:id="ct105553126187456" text:id="ct105553126187456">
          <text:insertion>
            <office:change-info>
              <dc:creator>Bob Jacobsen</dc:creator>
              <dc:date>2023-10-23T07:25:22</dc:date>
            </office:change-info>
          </text:insertion>
        </text:changed-region>
        <text:changed-region xml:id="ct105553126187696" text:id="ct105553126187696">
          <text:deletion>
            <office:change-info>
              <dc:creator>Bob Jacobsen</dc:creator>
              <dc:date>2023-10-23T07:25:22</dc:date>
            </office:change-info>
            <text:p text:style-name="P65">N</text:p>
          </text:deletion>
        </text:changed-region>
        <text:changed-region xml:id="ct105553126187936" text:id="ct105553126187936">
          <text:insertion>
            <office:change-info>
              <dc:creator>Bob Jacobsen</dc:creator>
              <dc:date>2023-10-23T07:20:27</dc:date>
            </office:change-info>
          </text:insertion>
        </text:changed-region>
        <text:changed-region xml:id="ct105553126188176" text:id="ct105553126188176">
          <text:deletion>
            <office:change-info>
              <dc:creator>Bob Jacobsen</dc:creator>
              <dc:date>2023-10-23T07:20:27</dc:date>
            </office:change-info>
            <text:p text:style-name="P63">-</text:p>
          </text:deletion>
        </text:changed-region>
        <text:changed-region xml:id="ct105553126188416" text:id="ct105553126188416">
          <text:deletion>
            <office:change-info>
              <dc:creator>Bob Jacobsen</dc:creator>
              <dc:date>2023-10-23T07:25:27</dc:date>
            </office:change-info>
            <text:p text:style-name="P65">Y</text:p>
          </text:deletion>
        </text:changed-region>
        <text:changed-region xml:id="ct105553126188656" text:id="ct105553126188656">
          <text:insertion>
            <office:change-info>
              <dc:creator>Bob Jacobsen</dc:creator>
              <dc:date>2023-10-23T07:25:27</dc:date>
            </office:change-info>
          </text:insertion>
        </text:changed-region>
        <text:changed-region xml:id="ct105553126188896" text:id="ct105553126188896">
          <text:deletion>
            <office:change-info>
              <dc:creator>Bob Jacobsen</dc:creator>
              <dc:date>2023-10-23T07:25:30</dc:date>
            </office:change-info>
            <text:p text:style-name="P65">N</text:p>
          </text:deletion>
        </text:changed-region>
        <text:changed-region xml:id="ct105553126189136" text:id="ct105553126189136">
          <text:insertion>
            <office:change-info>
              <dc:creator>Bob Jacobsen</dc:creator>
              <dc:date>2023-10-23T07:25:30</dc:date>
            </office:change-info>
          </text:insertion>
        </text:changed-region>
        <text:changed-region xml:id="ct105553126189376" text:id="ct105553126189376">
          <text:insertion>
            <office:change-info>
              <dc:creator>Bob Jacobsen</dc:creator>
              <dc:date>2023-10-23T07:20:37</dc:date>
            </office:change-info>
          </text:insertion>
        </text:changed-region>
        <text:changed-region xml:id="ct105553126189616" text:id="ct105553126189616">
          <text:deletion>
            <office:change-info>
              <dc:creator>Bob Jacobsen</dc:creator>
              <dc:date>2023-10-23T07:20:36</dc:date>
            </office:change-info>
            <text:p text:style-name="P62">-</text:p>
          </text:deletion>
        </text:changed-region>
        <text:changed-region xml:id="ct105553126189856" text:id="ct105553126189856">
          <text:deletion>
            <office:change-info>
              <dc:creator>Bob Jacobsen</dc:creator>
              <dc:date>2023-10-23T07:25:34</dc:date>
            </office:change-info>
            <text:p text:style-name="P64">Y</text:p>
          </text:deletion>
        </text:changed-region>
        <text:changed-region xml:id="ct105553126190096" text:id="ct105553126190096">
          <text:insertion>
            <office:change-info>
              <dc:creator>Bob Jacobsen</dc:creator>
              <dc:date>2023-10-23T07:25:34</dc:date>
            </office:change-info>
          </text:insertion>
        </text:changed-region>
        <text:changed-region xml:id="ct105553126190336" text:id="ct105553126190336">
          <text:deletion>
            <office:change-info>
              <dc:creator>Bob Jacobsen</dc:creator>
              <dc:date>2023-10-23T07:25:36</dc:date>
            </office:change-info>
            <text:p text:style-name="P64">N</text:p>
          </text:deletion>
        </text:changed-region>
        <text:changed-region xml:id="ct105553126190576" text:id="ct105553126190576">
          <text:insertion>
            <office:change-info>
              <dc:creator>Bob Jacobsen</dc:creator>
              <dc:date>2023-10-23T07:25:36</dc:date>
            </office:change-info>
          </text:insertion>
        </text:changed-region>
        <text:changed-region xml:id="ct105553126190816" text:id="ct105553126190816">
          <text:deletion>
            <office:change-info>
              <dc:creator>Jim Kueneman</dc:creator>
              <dc:date>2019-11-29T20:26:00</dc:date>
            </office:change-info>
            <text:p text:style-name="P14"><text:s text:c="3"/></text:p>
          </text:deletion>
        </text:changed-region>
        <text:changed-region xml:id="ct105553126191056" text:id="ct105553126191056">
          <text:insertion>
            <office:change-info>
              <dc:creator>Jim Kueneman</dc:creator>
              <dc:date>2019-11-30T11:04:00</dc:date>
            </office:change-info>
          </text:insertion>
        </text:changed-region>
        <text:changed-region xml:id="ct105553126191296" text:id="ct105553126191296">
          <text:insertion>
            <office:change-info>
              <dc:creator>Jim Kueneman</dc:creator>
              <dc:date>2019-11-30T11:07:00</dc:date>
            </office:change-info>
          </text:insertion>
        </text:changed-region>
        <text:changed-region xml:id="ct105553126191536" text:id="ct105553126191536">
          <text:insertion>
            <office:change-info>
              <dc:creator>Jim Kueneman</dc:creator>
              <dc:date>2019-11-30T11:05:00</dc:date>
            </office:change-info>
          </text:insertion>
        </text:changed-region>
        <text:changed-region xml:id="ct105553126191776" text:id="ct105553126191776">
          <text:insertion>
            <office:change-info>
              <dc:creator>Jim Kueneman</dc:creator>
              <dc:date>2019-11-30T11:08:00</dc:date>
            </office:change-info>
          </text:insertion>
        </text:changed-region>
        <text:changed-region xml:id="ct105553126192016" text:id="ct105553126192016">
          <text:insertion>
            <office:change-info>
              <dc:creator>Jim Kueneman</dc:creator>
              <dc:date>2019-11-30T11:05:00</dc:date>
            </office:change-info>
          </text:insertion>
        </text:changed-region>
        <text:changed-region xml:id="ct105553126192256" text:id="ct105553126192256">
          <text:insertion>
            <office:change-info>
              <dc:creator>Jim Kueneman</dc:creator>
              <dc:date>2019-11-30T11:08:00</dc:date>
            </office:change-info>
          </text:insertion>
        </text:changed-region>
        <text:changed-region xml:id="ct105553126192496" text:id="ct105553126192496">
          <text:insertion>
            <office:change-info>
              <dc:creator>Jim Kueneman</dc:creator>
              <dc:date>2019-11-30T11:12:00</dc:date>
            </office:change-info>
          </text:insertion>
        </text:changed-region>
        <text:changed-region xml:id="ct105553126193216" text:id="ct105553126193216">
          <text:insertion>
            <office:change-info>
              <dc:creator>Jim Kueneman</dc:creator>
              <dc:date>2019-11-30T11:05:00</dc:date>
            </office:change-info>
          </text:insertion>
        </text:changed-region>
        <text:changed-region xml:id="ct105553126193696" text:id="ct105553126193696">
          <text:insertion>
            <office:change-info>
              <dc:creator>Jim Kueneman</dc:creator>
              <dc:date>2019-11-30T11:08:00</dc:date>
            </office:change-info>
          </text:insertion>
        </text:changed-region>
        <text:changed-region xml:id="ct105553126194176" text:id="ct105553126194176">
          <text:insertion>
            <office:change-info>
              <dc:creator>Jim Kueneman</dc:creator>
              <dc:date>2019-11-30T11:12:00</dc:date>
            </office:change-info>
          </text:insertion>
        </text:changed-region>
        <text:changed-region xml:id="ct105553126194656" text:id="ct105553126194656">
          <text:insertion>
            <office:change-info>
              <dc:creator>Jim Kueneman</dc:creator>
              <dc:date>2019-11-30T11:05:00</dc:date>
            </office:change-info>
          </text:insertion>
        </text:changed-region>
        <text:changed-region xml:id="ct105553126096896" text:id="ct105553126096896">
          <text:insertion>
            <office:change-info>
              <dc:creator>Jim Kueneman</dc:creator>
              <dc:date>2019-11-30T11:08:00</dc:date>
            </office:change-info>
          </text:insertion>
        </text:changed-region>
        <text:changed-region xml:id="ct105553126097136" text:id="ct105553126097136">
          <text:insertion>
            <office:change-info>
              <dc:creator>Jim Kueneman</dc:creator>
              <dc:date>2019-11-30T11:12:00</dc:date>
            </office:change-info>
          </text:insertion>
        </text:changed-region>
        <text:changed-region xml:id="ct105553126097376" text:id="ct105553126097376">
          <text:insertion>
            <office:change-info>
              <dc:creator>Jim Kueneman</dc:creator>
              <dc:date>2019-11-30T11:14:00</dc:date>
            </office:change-info>
          </text:insertion>
        </text:changed-region>
        <text:changed-region xml:id="ct105553126097616" text:id="ct105553126097616">
          <text:insertion>
            <office:change-info>
              <dc:creator>Jim Kueneman</dc:creator>
              <dc:date>2019-11-30T11:08:00</dc:date>
            </office:change-info>
          </text:insertion>
        </text:changed-region>
        <text:changed-region xml:id="ct105553126097856" text:id="ct105553126097856">
          <text:insertion>
            <office:change-info>
              <dc:creator>Jim Kueneman</dc:creator>
              <dc:date>2019-11-30T11:05:00</dc:date>
            </office:change-info>
          </text:insertion>
        </text:changed-region>
        <text:changed-region xml:id="ct105553126098096" text:id="ct105553126098096">
          <text:insertion>
            <office:change-info>
              <dc:creator>Jim Kueneman</dc:creator>
              <dc:date>2019-11-30T11:08:00</dc:date>
            </office:change-info>
          </text:insertion>
        </text:changed-region>
        <text:changed-region xml:id="ct105553126098336" text:id="ct105553126098336">
          <text:insertion>
            <office:change-info>
              <dc:creator>Jim Kueneman</dc:creator>
              <dc:date>2019-11-30T11:08:00</dc:date>
            </office:change-info>
          </text:insertion>
        </text:changed-region>
        <text:changed-region xml:id="ct105553126098576" text:id="ct105553126098576">
          <text:insertion>
            <office:change-info>
              <dc:creator>Jim Kueneman</dc:creator>
              <dc:date>2019-11-30T11:05:00</dc:date>
            </office:change-info>
          </text:insertion>
        </text:changed-region>
        <text:changed-region xml:id="ct105553126098816" text:id="ct105553126098816">
          <text:insertion>
            <office:change-info>
              <dc:creator>Jim Kueneman</dc:creator>
              <dc:date>2019-11-30T11:08:00</dc:date>
            </office:change-info>
          </text:insertion>
        </text:changed-region>
        <text:changed-region xml:id="ct105553126099056" text:id="ct105553126099056">
          <text:insertion>
            <office:change-info>
              <dc:creator>Jim Kueneman</dc:creator>
              <dc:date>2019-11-30T11:05:00</dc:date>
            </office:change-info>
          </text:insertion>
        </text:changed-region>
        <text:changed-region xml:id="ct105553126099296" text:id="ct105553126099296">
          <text:insertion>
            <office:change-info>
              <dc:creator>Jim Kueneman</dc:creator>
              <dc:date>2019-11-30T11:09:00</dc:date>
            </office:change-info>
          </text:insertion>
        </text:changed-region>
        <text:changed-region xml:id="ct105553193149104" text:id="ct105553193149104">
          <text:deletion>
            <office:change-info>
              <dc:creator>Bob Jacobsen</dc:creator>
              <dc:date>2024-06-25T12:41:55</dc:date>
            </office:change-info>
            <text:p text:style-name="P24">Traction</text:p>
          </text:deletion>
        </text:changed-region>
        <text:changed-region xml:id="ct105553193149344" text:id="ct105553193149344">
          <text:insertion>
            <office:change-info>
              <dc:creator>Bob Jacobsen</dc:creator>
              <dc:date>2024-06-25T12:41:55</dc:date>
            </office:change-info>
          </text:insertion>
        </text:changed-region>
        <text:changed-region xml:id="ct105553193151744" text:id="ct105553193151744">
          <text:deletion>
            <office:change-info>
              <dc:creator>Bob Jacobsen</dc:creator>
              <dc:date>2024-06-25T12:42:05</dc:date>
            </office:change-info>
            <text:p text:style-name="P24"><text:s/>(Train Protocol)</text:p>
          </text:deletion>
        </text:changed-region>
        <text:changed-region xml:id="ct105553126099536" text:id="ct105553126099536">
          <text:insertion>
            <office:change-info>
              <dc:creator>Jim Kueneman</dc:creator>
              <dc:date>2019-11-30T11:09:00</dc:date>
            </office:change-info>
          </text:insertion>
        </text:changed-region>
        <text:changed-region xml:id="ct105553126099776" text:id="ct105553126099776">
          <text:insertion>
            <office:change-info>
              <dc:creator>Jim Kueneman</dc:creator>
              <dc:date>2019-11-30T11:09:00</dc:date>
            </office:change-info>
          </text:insertion>
        </text:changed-region>
        <text:changed-region xml:id="ct105553126100016" text:id="ct105553126100016">
          <text:insertion>
            <office:change-info>
              <dc:creator>Jim Kueneman</dc:creator>
              <dc:date>2019-11-30T11:09:00</dc:date>
            </office:change-info>
          </text:insertion>
        </text:changed-region>
        <text:changed-region xml:id="ct105553126100256" text:id="ct105553126100256">
          <text:insertion>
            <office:change-info>
              <dc:creator>Jim Kueneman</dc:creator>
              <dc:date>2019-11-30T11:09:00</dc:date>
            </office:change-info>
          </text:insertion>
        </text:changed-region>
        <text:changed-region xml:id="ct105553126100496" text:id="ct105553126100496">
          <text:insertion>
            <office:change-info>
              <dc:creator>Jim Kueneman</dc:creator>
              <dc:date>2019-11-30T11:09:00</dc:date>
            </office:change-info>
          </text:insertion>
        </text:changed-region>
        <text:changed-region xml:id="ct105553126100736" text:id="ct105553126100736">
          <text:insertion>
            <office:change-info>
              <dc:creator>Jim Kueneman</dc:creator>
              <dc:date>2019-11-30T11:06:00</dc:date>
            </office:change-info>
          </text:insertion>
        </text:changed-region>
        <text:changed-region xml:id="ct105553126100976" text:id="ct105553126100976">
          <text:insertion>
            <office:change-info>
              <dc:creator>Jim Kueneman</dc:creator>
              <dc:date>2019-11-30T11:09:00</dc:date>
            </office:change-info>
          </text:insertion>
        </text:changed-region>
        <text:changed-region xml:id="ct105553126101216" text:id="ct105553126101216">
          <text:insertion>
            <office:change-info>
              <dc:creator>Jim Kueneman</dc:creator>
              <dc:date>2019-11-30T11:12:00</dc:date>
            </office:change-info>
          </text:insertion>
        </text:changed-region>
        <text:changed-region xml:id="ct105553126101456" text:id="ct105553126101456">
          <text:insertion>
            <office:change-info>
              <dc:creator>Jim Kueneman</dc:creator>
              <dc:date>2019-11-30T11:09:00</dc:date>
            </office:change-info>
          </text:insertion>
        </text:changed-region>
        <text:changed-region xml:id="ct105553126101696" text:id="ct105553126101696">
          <text:deletion>
            <office:change-info>
              <dc:creator>Jim Kueneman</dc:creator>
              <dc:date>2019-11-29T20:22:00</dc:date>
            </office:change-info>
            <text:p text:style-name="P24"/>
            <text:p text:style-name="P24"/>
          </text:deletion>
        </text:changed-region>
        <text:changed-region xml:id="ct105553126101936" text:id="ct105553126101936">
          <text:insertion>
            <office:change-info>
              <dc:creator>Jim Kueneman</dc:creator>
              <dc:date>2019-11-30T11:07:00</dc:date>
            </office:change-info>
          </text:insertion>
        </text:changed-region>
        <text:changed-region xml:id="ct105553126102176" text:id="ct105553126102176">
          <text:insertion>
            <office:change-info>
              <dc:creator>Jim Kueneman</dc:creator>
              <dc:date>2019-11-30T11:12:00</dc:date>
            </office:change-info>
          </text:insertion>
        </text:changed-region>
        <text:changed-region xml:id="ct105553126102416" text:id="ct105553126102416">
          <text:insertion>
            <office:change-info>
              <dc:creator>Jim Kueneman</dc:creator>
              <dc:date>2019-11-30T11:07:00</dc:date>
            </office:change-info>
          </text:insertion>
        </text:changed-region>
        <text:changed-region xml:id="ct105553126102656" text:id="ct105553126102656">
          <text:insertion>
            <office:change-info>
              <dc:creator>Jim Kueneman</dc:creator>
              <dc:date>2019-11-29T20:32:00</dc:date>
            </office:change-info>
          </text:insertion>
        </text:changed-region>
        <text:changed-region xml:id="ct105553126102896" text:id="ct105553126102896">
          <text:insertion>
            <office:change-info>
              <dc:creator>Jim Kueneman</dc:creator>
              <dc:date>2019-11-30T11:09:00</dc:date>
            </office:change-info>
          </text:insertion>
        </text:changed-region>
        <text:changed-region xml:id="ct105553126103136" text:id="ct105553126103136">
          <text:insertion>
            <office:change-info>
              <dc:creator>Jim Kueneman</dc:creator>
              <dc:date>2019-11-30T11:13:00</dc:date>
            </office:change-info>
          </text:insertion>
        </text:changed-region>
        <text:changed-region xml:id="ct105553126103376" text:id="ct105553126103376">
          <text:insertion>
            <office:change-info>
              <dc:creator>Jim Kueneman</dc:creator>
              <dc:date>2019-11-29T20:28:00</dc:date>
            </office:change-info>
          </text:insertion>
        </text:changed-region>
        <text:changed-region xml:id="ct105553126103616" text:id="ct105553126103616">
          <text:insertion>
            <office:change-info>
              <dc:creator>Jim Kueneman</dc:creator>
              <dc:date>2019-11-30T11:14:00</dc:date>
            </office:change-info>
          </text:insertion>
        </text:changed-region>
        <text:changed-region xml:id="ct105553126103856" text:id="ct105553126103856">
          <text:insertion>
            <office:change-info>
              <dc:creator>Jim Kueneman</dc:creator>
              <dc:date>2019-11-30T11:16:00</dc:date>
            </office:change-info>
          </text:insertion>
        </text:changed-region>
        <text:changed-region xml:id="ct105553126104576" text:id="ct105553126104576">
          <text:deletion>
            <office:change-info>
              <dc:creator>Balazs Racz</dc:creator>
              <dc:date>2023-03-30T17:08:52</dc:date>
            </office:change-info>
            <text:p text:style-name="P7">Reserved.</text:p>
          </text:deletion>
        </text:changed-region>
        <text:changed-region xml:id="ct105553126104336" text:id="ct105553126104336">
          <text:insertion>
            <office:change-info>
              <dc:creator>Balazs Racz</dc:creator>
              <dc:date>2023-03-30T17:08:52</dc:date>
            </office:change-info>
          </text:insertion>
        </text:changed-region>
        <text:changed-region xml:id="ct105553126104096" text:id="ct105553126104096">
          <text:deletion>
            <office:change-info>
              <dc:creator>Bob Jacobsen</dc:creator>
              <dc:date>2023-03-30T16:14:27</dc:date>
            </office:change-info>
            <text:p text:style-name="P20">Type</text:p>
          </text:deletion>
        </text:changed-region>
        <text:changed-region xml:id="ct105553126105056" text:id="ct105553126105056">
          <text:insertion>
            <office:change-info>
              <dc:creator>Bob Jacobsen</dc:creator>
              <dc:date>2023-03-30T16:14:27</dc:date>
            </office:change-info>
          </text:insertion>
        </text:changed-region>
        <text:changed-region xml:id="ct105553126058304" text:id="ct105553126058304">
          <text:deletion>
            <office:change-info>
              <dc:creator>Bob Jacobsen</dc:creator>
              <dc:date>2023-03-30T16:14:30</dc:date>
            </office:change-info>
            <text:p text:style-name="Standard">type</text:p>
          </text:deletion>
        </text:changed-region>
        <text:changed-region xml:id="ct105553126058544" text:id="ct105553126058544">
          <text:insertion>
            <office:change-info>
              <dc:creator>Bob Jacobsen</dc:creator>
              <dc:date>2023-03-30T16:14:30</dc:date>
            </office:change-info>
          </text:insertion>
        </text:changed-region>
        <text:changed-region xml:id="ct105553126058784" text:id="ct105553126058784">
          <text:deletion>
            <office:change-info>
              <dc:creator>Bob Jacobsen</dc:creator>
              <dc:date>2023-03-30T16:14:34</dc:date>
            </office:change-info>
            <text:p text:style-name="P14">Type</text:p>
          </text:deletion>
        </text:changed-region>
        <text:changed-region xml:id="ct105553126059264" text:id="ct105553126059264">
          <text:insertion>
            <office:change-info>
              <dc:creator>Bob Jacobsen</dc:creator>
              <dc:date>2023-03-30T16:14:34</dc:date>
            </office:change-info>
          </text:insertion>
        </text:changed-region>
        <text:changed-region xml:id="ct105553126059504" text:id="ct105553126059504">
          <text:deletion>
            <office:change-info>
              <dc:creator>Bob Jacobsen</dc:creator>
              <dc:date>2023-03-30T16:14:39</dc:date>
            </office:change-info>
            <text:p text:style-name="Table">Type</text:p>
          </text:deletion>
        </text:changed-region>
        <text:changed-region xml:id="ct105553126054704" text:id="ct105553126054704">
          <text:insertion>
            <office:change-info>
              <dc:creator>Bob Jacobsen</dc:creator>
              <dc:date>2023-03-30T16:14:39</dc:date>
            </office:change-info>
          </text:insertion>
        </text:changed-region>
        <text:changed-region xml:id="ct105553126054944" text:id="ct105553126054944">
          <text:deletion>
            <office:change-info>
              <dc:creator>Bob Jacobsen</dc:creator>
              <dc:date>2023-03-30T16:14:43</dc:date>
            </office:change-info>
            <text:h text:style-name="Heading_20_4" text:outline-level="4">Type</text:h>
          </text:deletion>
        </text:changed-region>
        <text:changed-region xml:id="ct105553126055184" text:id="ct105553126055184">
          <text:insertion>
            <office:change-info>
              <dc:creator>Bob Jacobsen</dc:creator>
              <dc:date>2023-03-30T16:14:43</dc:date>
            </office:change-info>
          </text:insertion>
        </text:changed-region>
        <text:changed-region xml:id="ct105553126055424" text:id="ct105553126055424">
          <text:deletion>
            <office:change-info>
              <dc:creator>Bob Jacobsen</dc:creator>
              <dc:date>2023-03-30T16:14:46</dc:date>
            </office:change-info>
            <text:p text:style-name="Standard">type</text:p>
          </text:deletion>
        </text:changed-region>
        <text:changed-region xml:id="ct105553126055664" text:id="ct105553126055664">
          <text:insertion>
            <office:change-info>
              <dc:creator>Bob Jacobsen</dc:creator>
              <dc:date>2023-03-30T16:14:46</dc:date>
            </office:change-info>
          </text:insertion>
        </text:changed-region>
        <text:changed-region xml:id="ct105553126055904" text:id="ct105553126055904">
          <text:deletion>
            <office:change-info>
              <dc:creator>Bob Jacobsen</dc:creator>
              <dc:date>2023-03-30T16:14:50</dc:date>
            </office:change-info>
            <text:p text:style-name="P20">Type</text:p>
          </text:deletion>
        </text:changed-region>
        <text:changed-region xml:id="ct105553126059984" text:id="ct105553126059984">
          <text:insertion>
            <office:change-info>
              <dc:creator>Bob Jacobsen</dc:creator>
              <dc:date>2023-03-30T16:14:50</dc:date>
            </office:change-info>
          </text:insertion>
        </text:changed-region>
        <text:changed-region xml:id="ct105553126060224" text:id="ct105553126060224">
          <text:deletion>
            <office:change-info>
              <dc:creator>Bob Jacobsen</dc:creator>
              <dc:date>2023-03-30T16:14:56</dc:date>
            </office:change-info>
            <text:p text:style-name="Table">Type</text:p>
          </text:deletion>
        </text:changed-region>
        <text:changed-region xml:id="ct105553126060464" text:id="ct105553126060464">
          <text:insertion>
            <office:change-info>
              <dc:creator>Bob Jacobsen</dc:creator>
              <dc:date>2023-03-30T16:14:56</dc:date>
            </office:change-info>
          </text:insertion>
        </text:changed-region>
        <text:changed-region xml:id="ct105553126060704" text:id="ct105553126060704">
          <text:deletion>
            <office:change-info>
              <dc:creator>Bob Jacobsen</dc:creator>
              <dc:date>2023-03-30T16:17:41</dc:date>
            </office:change-info>
            <text:p text:style-name="Table"><text:s/>Format</text:p>
          </text:deletion>
        </text:changed-region>
        <text:changed-region xml:id="ct105553126060944" text:id="ct105553126060944">
          <text:deletion>
            <office:change-info>
              <dc:creator>Bob Jacobsen</dc:creator>
              <dc:date>2023-03-30T16:15:00</dc:date>
            </office:change-info>
            <text:h text:style-name="P72" text:outline-level="4">Type</text:h>
          </text:deletion>
        </text:changed-region>
        <text:changed-region xml:id="ct105553126061184" text:id="ct105553126061184">
          <text:insertion>
            <office:change-info>
              <dc:creator>Bob Jacobsen</dc:creator>
              <dc:date>2023-03-30T16:15:00</dc:date>
            </office:change-info>
          </text:insertion>
        </text:changed-region>
        <text:changed-region xml:id="ct105553126061424" text:id="ct105553126061424">
          <text:deletion>
            <office:change-info>
              <dc:creator>Bob Jacobsen</dc:creator>
              <dc:date>2023-03-30T16:15:04</dc:date>
            </office:change-info>
            <text:p text:style-name="P45">Type</text:p>
          </text:deletion>
        </text:changed-region>
        <text:changed-region xml:id="ct105553126061664" text:id="ct105553126061664">
          <text:insertion>
            <office:change-info>
              <dc:creator>Bob Jacobsen</dc:creator>
              <dc:date>2023-03-30T16:15:04</dc:date>
            </office:change-info>
          </text:insertion>
        </text:changed-region>
        <text:changed-region xml:id="ct105553126104816" text:id="ct105553126104816">
          <text:insertion>
            <office:change-info>
              <dc:creator>Balazs Racz</dc:creator>
              <dc:date>2023-03-30T17:03:02</dc:date>
            </office:change-info>
          </text:insertion>
        </text:changed-region>
        <text:changed-region xml:id="ct105553126105536" text:id="ct105553126105536">
          <text:insertion>
            <office:change-info>
              <dc:creator>Balazs Racz</dc:creator>
              <dc:date>2023-03-30T17:03:08</dc:date>
            </office:change-info>
          </text:insertion>
        </text:changed-region>
        <text:changed-region xml:id="ct105553126105296" text:id="ct105553126105296">
          <text:insertion>
            <office:change-info>
              <dc:creator>Balazs Racz</dc:creator>
              <dc:date>2023-03-30T16:22:46</dc:date>
            </office:change-info>
          </text:insertion>
        </text:changed-region>
        <text:changed-region xml:id="ct105553126105776" text:id="ct105553126105776">
          <text:insertion>
            <office:change-info>
              <dc:creator>Balazs Racz</dc:creator>
              <dc:date>2023-03-30T16:07:49</dc:date>
            </office:change-info>
          </text:insertion>
        </text:changed-region>
        <text:changed-region xml:id="ct105553126106016" text:id="ct105553126106016">
          <text:deletion>
            <office:change-info>
              <dc:creator>Bob Jacobsen</dc:creator>
              <dc:date>2024-05-15T13:30:31</dc:date>
            </office:change-info>
            <text:p text:style-name="P50">together to reduce buffering</text:p>
          </text:deletion>
        </text:changed-region>
        <text:changed-region xml:id="ct105553126106256" text:id="ct105553126106256">
          <text:insertion>
            <office:change-info>
              <dc:creator>Bob Jacobsen</dc:creator>
              <dc:date>2024-05-15T13:30:31</dc:date>
            </office:change-info>
          </text:insertion>
        </text:changed-region>
        <text:changed-region xml:id="ct105553126106496" text:id="ct105553126106496">
          <text:deletion>
            <office:change-info>
              <dc:creator>Balazs Racz</dc:creator>
              <dc:date>2023-03-30T16:08:01</dc:date>
            </office:change-info>
            <text:p text:style-name="P50"><text:s text:c="2"/></text:p>
          </text:deletion>
        </text:changed-region>
        <text:changed-region xml:id="ct105553126106736" text:id="ct105553126106736">
          <text:insertion>
            <office:change-info>
              <dc:creator>Balazs Racz</dc:creator>
              <dc:date>2023-03-30T16:11:47</dc:date>
            </office:change-info>
          </text:insertion>
        </text:changed-region>
        <text:changed-region xml:id="ct105553126106976" text:id="ct105553126106976">
          <text:insertion>
            <office:change-info>
              <dc:creator>Balazs Racz</dc:creator>
              <dc:date>2023-03-30T20:20:37</dc:date>
            </office:change-info>
          </text:insertion>
        </text:changed-region>
        <text:changed-region xml:id="ct105553126107216" text:id="ct105553126107216">
          <text:insertion>
            <office:change-info>
              <dc:creator>Balazs Racz</dc:creator>
              <dc:date>2023-03-30T20:23:27</dc:date>
            </office:change-info>
          </text:insertion>
        </text:changed-region>
        <text:changed-region xml:id="ct105553126107456" text:id="ct105553126107456">
          <text:insertion>
            <office:change-info>
              <dc:creator>Balazs Racz</dc:creator>
              <dc:date>2023-03-30T20:21:44</dc:date>
            </office:change-info>
          </text:insertion>
        </text:changed-region>
        <text:changed-region xml:id="ct105553126107696" text:id="ct105553126107696">
          <text:insertion>
            <office:change-info>
              <dc:creator>Balazs Racz</dc:creator>
              <dc:date>2023-03-30T20:53:23</dc:date>
            </office:change-info>
          </text:insertion>
        </text:changed-region>
        <text:changed-region xml:id="ct105553126107936" text:id="ct105553126107936">
          <text:deletion>
            <office:change-info>
              <dc:creator>Balazs Racz</dc:creator>
              <dc:date>2023-03-30T20:20:37</dc:date>
            </office:change-info>
            <text:p text:style-name="P50"><text:span text:style-name="T27"><text:s/></text:span></text:p>
          </text:deletion>
        </text:changed-region>
        <text:changed-region xml:id="ct105553126108176" text:id="ct105553126108176">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7">OpenLCB Common Information Technical Note</text:p>
        </text:list-item>
      </text:list>
      <text:p text:style-name="Standard">This Standard is in the context of the following OpenLCB Standard:</text:p>
      <text:list xml:id="list2962407008" text:style-name="L2">
        <text:list-item>
          <text:p text:style-name="P78">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24219147720315" text:continue-numbering="true" text:style-name="L2">
        <text:list-item>
          <text:p text:style-name="P78">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24220232529857" text:continue-numbering="true" text:style-name="L2">
        <text:list-item>
          <text:p text:style-name="P78">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0"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26207920"/>the associated TN, <text:change-start text:change-id="ct105553126208400"/><text:span text:style-name="T30">which</text:span><text:change-end text:change-id="ct105553126208400"/><text:change text:change-id="ct105553126208640"/>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9">The MTI</text:p>
        </text:list-item>
        <text:list-item>
          <text:p text:style-name="P79">The source Node ID</text:p>
        </text:list-item>
        <text:list-item>
          <text:p text:style-name="P79">If the MTI flags it as being present, the destination Node ID</text:p>
        </text:list-item>
        <text:list-item>
          <text:p text:style-name="P79">If the MTI flags it as being present, an Event ID</text:p>
        </text:list-item>
        <text:list-item>
          <text:p text:style-name="P79">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1">Uninitialized</text:p>
        </text:list-item>
        <text:list-item>
          <text:p text:style-name="P81">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26208880"/>0<text:change-end text:change-id="ct105553126208880"/><text:change text:change-id="ct105553126209120"/></text:p>
          </table:table-cell>
          <table:table-cell table:style-name="Table3.A2" office:value-type="string">
            <text:p text:style-name="P64"><text:change text:change-id="ct105553126209360"/><text:change-start text:change-id="ct105553126209600"/>0<text:change-end text:change-id="ct105553126209600"/></text:p>
          </table:table-cell>
          <table:table-cell table:style-name="Table3.A2" office:value-type="string">
            <text:p text:style-name="P64"><text:change text:change-id="ct105553126195200"/><text:change-start text:change-id="ct105553126195680"/>0<text:change-end text:change-id="ct105553126195680"/></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26196160"/>0<text:change-end text:change-id="ct105553126196160"/><text:change text:change-id="ct105553126196640"/></text:p>
          </table:table-cell>
          <table:table-cell table:style-name="Table3.A2" office:value-type="string">
            <text:p text:style-name="P64"><text:change text:change-id="ct105553126197120"/><text:change-start text:change-id="ct105553126197600"/>0<text:change-end text:change-id="ct105553126197600"/></text:p>
          </table:table-cell>
          <table:table-cell table:style-name="Table3.A2" office:value-type="string">
            <text:p text:style-name="P64"><text:change text:change-id="ct105553126198080"/><text:change-start text:change-id="ct105553126198560"/>0<text:change-end text:change-id="ct105553126198560"/></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26199040"/><text:span text:style-name="T31">0</text:span><text:change-end text:change-id="ct105553126199040"/><text:change text:change-id="ct105553126199520"/><text:note text:id="ftn2" text:note-class="footnote"><text:note-citation>2</text:note-citation><text:note-body><text:p text:style-name="P61"><text:s text:c="2"/><text:change-start text:change-id="ct105553126200480"/><text:span text:style-name="T32">Addressed messages are always directed to the destination node, regardless of the content of the Simple bit. See section 4</text:span><text:change-end text:change-id="ct105553126200480"/><text:change text:change-id="ct105553126200960"/></text:p></text:note-body></text:note></text:p>
          </table:table-cell>
          <table:table-cell table:style-name="Table4.A2" office:value-type="string">
            <text:p text:style-name="P64"><text:change text:change-id="ct105553126200000"/><text:change-start text:change-id="ct105553126201920"/>1<text:change-end text:change-id="ct105553126201920"/></text:p>
          </table:table-cell>
          <table:table-cell table:style-name="Table4.A2" office:value-type="string">
            <text:p text:style-name="P64"><text:change text:change-id="ct105553126201440"/><text:change-start text:change-id="ct105553126202400"/>0<text:change-end text:change-id="ct105553126202400"/></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26202880"/>1<text:change-end text:change-id="ct105553126202880"/><text:change text:change-id="ct105553126210080"/></text:p>
          </table:table-cell>
          <table:table-cell table:style-name="Table4.A2" office:value-type="string">
            <text:p text:style-name="P64"><text:change text:change-id="ct105553126209840"/><text:change-start text:change-id="ct105553126210320"/>0<text:change-end text:change-id="ct105553126210320"/></text:p>
          </table:table-cell>
          <table:table-cell table:style-name="Table4.A2" office:value-type="string">
            <text:p text:style-name="P64"><text:change text:change-id="ct105553126210560"/><text:change-start text:change-id="ct105553126210800"/>0<text:change-end text:change-id="ct105553126210800"/></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26211040"/><text:change-start text:change-id="ct105553126211280"/>1<text:change-end text:change-id="ct105553126211280"/></text:p>
          </table:table-cell>
          <table:table-cell table:style-name="Table5.D2" office:value-type="string">
            <text:p text:style-name="P64"><text:change text:change-id="ct105553126181216"/><text:change-start text:change-id="ct105553126182416"/>0<text:change-end text:change-id="ct105553126182416"/></text:p>
          </table:table-cell>
          <table:table-cell table:style-name="Table5.E2" office:value-type="string">
            <text:p text:style-name="P64"><text:change text:change-id="ct105553126182896"/><text:change-start text:change-id="ct105553126183136"/>0<text:change-end text:change-id="ct105553126183136"/></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26183376"/><text:change-start text:change-id="ct105553126183616"/>1<text:change-end text:change-id="ct105553126183616"/></text:p>
          </table:table-cell>
          <table:table-cell table:style-name="Table5.A2" office:value-type="string">
            <text:p text:style-name="P64"><text:change text:change-id="ct105553126183856"/><text:change-start text:change-id="ct105553126184096"/>0<text:change-end text:change-id="ct105553126184096"/></text:p>
          </table:table-cell>
          <table:table-cell table:style-name="Table5.A2" office:value-type="string">
            <text:p text:style-name="P64"><text:change text:change-id="ct105553126184336"/><text:change-start text:change-id="ct105553126184576"/>0<text:change-end text:change-id="ct105553126184576"/></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26184816"/>0<text:change-end text:change-id="ct105553126184816"/><text:change text:change-id="ct105553126185056"/></text:p>
          </table:table-cell>
          <table:table-cell table:style-name="Table6.A2" office:value-type="string">
            <text:p text:style-name="P65"><text:change text:change-id="ct105553126185296"/><text:change-start text:change-id="ct105553126185536"/>1<text:change-end text:change-id="ct105553126185536"/></text:p>
          </table:table-cell>
          <table:table-cell table:style-name="Table6.A2" office:value-type="string">
            <text:p text:style-name="P65"><text:change text:change-id="ct105553126185776"/><text:change-start text:change-id="ct105553126186016"/>0<text:change-end text:change-id="ct105553126186016"/></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1218327555" text:style-name="L5">
        <text:list-item>
          <text:p text:style-name="P74">Two bytes of error code. <text:s/></text:p>
        </text:list-item>
        <text:list-item>
          <text:p text:style-name="P82"><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5">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26186256"/>0<text:change-end text:change-id="ct105553126186256"/><text:change text:change-id="ct105553126186496"/></text:p>
          </table:table-cell>
          <table:table-cell table:style-name="Table7.A2" office:value-type="string">
            <text:p text:style-name="P65"><text:change text:change-id="ct105553126186736"/><text:change-start text:change-id="ct105553126186976"/>1<text:change-end text:change-id="ct105553126186976"/></text:p>
          </table:table-cell>
          <table:table-cell table:style-name="Table7.A2" office:value-type="string">
            <text:p text:style-name="P65"><text:change-start text:change-id="ct105553126187456"/>0<text:change-end text:change-id="ct105553126187456"/><text:change text:change-id="ct105553126187696"/></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24219976533439" text:continue-numbering="true" text:style-name="L5">
        <text:list-item>
          <text:p text:style-name="P74">Two bytes of error code.</text:p>
        </text:list-item>
        <text:list-item>
          <text:p text:style-name="P82"><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4">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26187936"/>0<text:change-end text:change-id="ct105553126187936"/><text:change text:change-id="ct105553126188176"/></text:p>
          </table:table-cell>
          <table:table-cell table:style-name="Table9.C2" office:value-type="string">
            <text:p text:style-name="P65"><text:change text:change-id="ct105553126188416"/><text:change-start text:change-id="ct105553126188656"/>1<text:change-end text:change-id="ct105553126188656"/></text:p>
          </table:table-cell>
          <table:table-cell table:style-name="Table9.D2" office:value-type="string">
            <text:p text:style-name="P65"><text:change text:change-id="ct105553126188896"/><text:change-start text:change-id="ct105553126189136"/>0<text:change-end text:change-id="ct105553126189136"/></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26189376"/>0<text:change-end text:change-id="ct105553126189376"/><text:change text:change-id="ct105553126189616"/></text:p>
          </table:table-cell>
          <table:table-cell table:style-name="Table12.A2" office:value-type="string">
            <text:p text:style-name="P64"><text:change text:change-id="ct105553126189856"/><text:change-start text:change-id="ct105553126190096"/>1<text:change-end text:change-id="ct105553126190096"/></text:p>
          </table:table-cell>
          <table:table-cell table:style-name="Table12.A2" office:value-type="string">
            <text:p text:style-name="P64"><text:change text:change-id="ct105553126190336"/><text:change-start text:change-id="ct105553126190576"/>0<text:change-end text:change-id="ct105553126190576"/></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4"><text:change text:change-id="ct105553126190816"/>Protocol Flags</text:p>
            </table:table-cell>
            <table:table-cell table:style-name="Table13.A1" office:value-type="string">
              <text:p text:style-name="P14"><text:change-start text:change-id="ct105553126191056"/>LCC Adopted<text:change-end text:change-id="ct105553126191056"/></text:p>
            </table:table-cell>
            <table:table-cell table:style-name="Table13.D1" office:value-type="string">
              <text:p text:style-name="P14"><text:change-start text:change-id="ct105553126191296"/>OpenLCB Adopted<text:change-end text:change-id="ct105553126191296"/></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cell table:style-name="Table13.C2" office:value-type="string">
            <text:p text:style-name="P16"><text:change-start text:change-id="ct105553126191536"/>x<text:change-end text:change-id="ct105553126191536"/></text:p>
          </table:table-cell>
          <table:table-cell table:style-name="Table13.D2" office:value-type="string">
            <text:p text:style-name="P16"><text:change-start text:change-id="ct105553126191776"/>x<text:change-end text:change-id="ct105553126191776"/></text:p>
          </table:table-cell>
        </table:table-row>
        <table:table-row table:style-name="Table13.1">
          <table:table-cell table:style-name="Table13.A3" office:value-type="string">
            <text:p text:style-name="P24">Datagram Protocol</text:p>
          </table:table-cell>
          <table:table-cell table:style-name="Table13.B2" office:value-type="string">
            <text:p text:style-name="P16">0x40 00 00</text:p>
          </table:table-cell>
          <table:table-cell table:style-name="Table13.C2" office:value-type="string">
            <text:p text:style-name="P16"><text:change-start text:change-id="ct105553126192016"/>x<text:change-end text:change-id="ct105553126192016"/></text:p>
          </table:table-cell>
          <table:table-cell table:style-name="Table13.D2" office:value-type="string">
            <text:p text:style-name="P16"><text:change-start text:change-id="ct105553126192256"/>x<text:change-end text:change-id="ct105553126192256"/></text:p>
          </table:table-cell>
        </table:table-row>
        <table:table-row table:style-name="Table13.1">
          <table:table-cell table:style-name="Table13.A3" office:value-type="string">
            <text:p text:style-name="P24">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105553126192496"/>2<text:change-end text:change-id="ct105553126192496"/></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6">0x10 00 00</text:p>
          </table:table-cell>
          <table:table-cell table:style-name="Table13.C2" office:value-type="string">
            <text:p text:style-name="P16"><text:change-start text:change-id="ct105553126193216"/>x<text:change-end text:change-id="ct105553126193216"/></text:p>
          </table:table-cell>
          <table:table-cell table:style-name="Table13.D2" office:value-type="string">
            <text:p text:style-name="P16"><text:change-start text:change-id="ct105553126193696"/>x<text:change-end text:change-id="ct105553126193696"/></text:p>
          </table:table-cell>
        </table:table-row>
        <table:table-row table:style-name="Table13.1">
          <table:table-cell table:style-name="Table13.A3" office:value-type="string">
            <text:p text:style-name="P24">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105553126194176"/>3<text:change-end text:change-id="ct105553126194176"/></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105553126194656"/>x<text:change-end text:change-id="ct105553126194656"/></text:p>
          </table:table-cell>
          <table:table-cell table:style-name="Table13.D2" office:value-type="string">
            <text:p text:style-name="P16"><text:change-start text:change-id="ct105553126096896"/>x<text:change-end text:change-id="ct105553126096896"/></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105553126097136"/>3<text:change-end text:change-id="ct105553126097136"/></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105553126097376"/>4<text:change-end text:change-id="ct105553126097376"/></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105553126097616"/>3<text:change-end text:change-id="ct105553126097616"/></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105553126097856"/>x<text:change-end text:change-id="ct105553126097856"/></text:p>
          </table:table-cell>
          <table:table-cell table:style-name="Table13.D2" office:value-type="string">
            <text:p text:style-name="P16"><text:change-start text:change-id="ct105553126098096"/>x<text:change-end text:change-id="ct105553126098096"/></text:p>
          </table:table-cell>
        </table:table-row>
        <table:table-row table:style-name="Table13.1">
          <table:table-cell table:style-name="Table13.A3" office:value-type="string">
            <text:p text:style-name="P24">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105553126098336"/>3<text:change-end text:change-id="ct105553126098336"/></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105553126098576"/>x<text:change-end text:change-id="ct105553126098576"/></text:p>
          </table:table-cell>
          <table:table-cell table:style-name="Table13.D2" office:value-type="string">
            <text:p text:style-name="P16"><text:change-start text:change-id="ct105553126098816"/>x<text:change-end text:change-id="ct105553126098816"/></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105553126099056"/>x<text:change-end text:change-id="ct105553126099056"/></text:p>
          </table:table-cell>
          <table:table-cell table:style-name="Table13.D2" office:value-type="string">
            <text:p text:style-name="P16"><text:change-start text:change-id="ct105553126099296"/>x<text:change-end text:change-id="ct105553126099296"/></text:p>
          </table:table-cell>
        </table:table-row>
        <table:table-row table:style-name="Table13.1">
          <table:table-cell table:style-name="Table13.A3" office:value-type="string">
            <text:p text:style-name="P24"><text:change text:change-id="ct105553193149104"/><text:change-start text:change-id="ct105553193149344"/><text:span text:style-name="T34">Train</text:span><text:change-end text:change-id="ct105553193149344"/> Control Protocol<text:change text:change-id="ct105553193151744"/></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105553126099536"/>2<text:change-end text:change-id="ct105553126099536"/></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105553126099776"/>2<text:change-end text:change-id="ct105553126099776"/></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105553126100016"/>3<text:change-end text:change-id="ct105553126100016"/></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105553126100256"/>2<text:change-end text:change-id="ct105553126100256"/></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105553126100496"/>2<text:change-end text:change-id="ct105553126100496"/></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105553126100736"/>1<text:change-end text:change-id="ct105553126100736"/></text:p>
          </table:table-cell>
          <table:table-cell table:style-name="Table13.D2" office:value-type="string">
            <text:p text:style-name="P15"><text:change-start text:change-id="ct105553126100976"/>x<text:change-end text:change-id="ct105553126100976"/></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105553126101216"/>1<text:change-end text:change-id="ct105553126101216"/></text:p>
          </table:table-cell>
          <table:table-cell table:style-name="Table13.D2" office:value-type="string">
            <text:p text:style-name="P15"><text:change-start text:change-id="ct105553126101456"/>x<text:change-end text:change-id="ct105553126101456"/></text:p>
          </table:table-cell>
        </table:table-row>
        <table:table-row table:style-name="Table13.1">
          <table:table-cell table:style-name="Table13.A3" office:value-type="string">
            <text:p text:style-name="P24">Reserved for future protocol bits. Shall be sent as 0 and ignored upon receipt.<text:change text:change-id="ct105553126101696"/>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7"><text:change-start text:change-id="ct105553126101936"/><text:s text:c="6"/>1) In <text:s/>Review<text:change-end text:change-id="ct105553126101936"/> <text:change-start text:change-id="ct105553126102176"/>for adoption<text:change-end text:change-id="ct105553126102176"/><text:change-start text:change-id="ct105553126102416"/></text:p>
      <text:p text:style-name="P37"><text:change-end text:change-id="ct105553126102416"/><text:change-start text:change-id="ct105553126102656"/><text:s text:c="6"/><text:change-end text:change-id="ct105553126102656"/><text:change-start text:change-id="ct105553126102896"/>2) Protocol development is active and <text:change-end text:change-id="ct105553126102896"/><text:change-start text:change-id="ct105553126103136"/>in work<text:change-end text:change-id="ct105553126103136"/><text:change-start text:change-id="ct105553126103376"/></text:p>
      <text:p text:style-name="P37"><text:s text:c="6"/>3) Protocol is reserved for future use but is not actively in work <text:change-end text:change-id="ct105553126103376"/><text:change-start text:change-id="ct105553126103616"/></text:p>
      <text:p text:style-name="P37"><text:s text:c="6"/>4) Detailed working note available on OpenLCB website, early adoption nodes implemented this protocol but it is not required<text:change-end text:change-id="ct105553126103616"/><text:change-start text:change-id="ct105553126103856"/> for conformance<text:change-end text:change-id="ct105553126103856"/></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1"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1"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26104576"/><text:change-start text:change-id="ct105553126104336"/>Not found.<text:change-end text:change-id="ct105553126104336"/></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3">Verify Node ID ; </text:p>
        </text:list-item>
        <text:list-item>
          <text:p text:style-name="P83">Verified Node ID;</text:p>
        </text:list-item>
        <text:list-item>
          <text:p text:style-name="P83">Protocol Support Inquiry;</text:p>
        </text:list-item>
        <text:list-item>
          <text:p text:style-name="P83">Identify Consumers;</text:p>
        </text:list-item>
        <text:list-item>
          <text:p text:style-name="P83">Identify Producers; </text:p>
        </text:list-item>
        <text:list-item>
          <text:p text:style-name="P83">Identify Events; </text:p>
        </text:list-item>
        <text:list-item>
          <text:p text:style-name="P83">Learn Event; </text:p>
        </text:list-item>
        <text:list-item>
          <text:p text:style-name="P83">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1"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9"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4">The Common-MTI is shortened to 12 bits, and <text:span text:style-name="T7">carried in the</text:span> header. <text:s/></text:p>
        </text:list-item>
        <text:list-item>
          <text:p text:style-name="P84">Node IDs are shortened to 12 bit CAN-Aliases. <text:s/></text:p>
        </text:list-item>
        <text:list-item>
          <text:p text:style-name="P84">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1"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24220431313748" text:continue-list="list124220232529857" text:style-name="L2">
        <text:list-item>
          <text:p text:style-name="P7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26104096"/><text:change-start text:change-id="ct105553126105056"/><text:span text:style-name="T29">Format</text:span><text:change-end text:change-id="ct105553126105056"/></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26058304"/><text:change-start text:change-id="ct105553126058544"/><text:span text:style-name="T29">format</text:span><text:change-end text:change-id="ct105553126058544"/>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26058784"/><text:change-start text:change-id="ct105553126059264"/><text:span text:style-name="T29">Format</text:span><text:change-end text:change-id="ct105553126059264"/></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26059504"/><text:change-start text:change-id="ct105553126054704"/><text:span text:style-name="T29">Format</text:span><text:change-end text:change-id="ct105553126054704"/> Values</text:p>
      <text:h text:style-name="Heading_20_4" text:outline-level="4"><text:bookmark-start text:name="__RefHeading___Toc3101_1797310152"/>Global and Addressed Messages, CAN Frame <text:change text:change-id="ct105553126054944"/><text:change-start text:change-id="ct105553126055184"/><text:span text:style-name="T29">Format</text:span><text:change-end text:change-id="ct105553126055184"/> 1 <text:bookmark-end text:name="__RefHeading___Toc3101_1797310152"/></text:h>
      <text:p text:style-name="Standard">Global and Addressed messages are those Common MTIs with the “stream and datagram” bits set to 0, and are mapped to and from CAN MTI <text:change text:change-id="ct105553126055424"/><text:change-start text:change-id="ct105553126055664"/><text:span text:style-name="T29">format</text:span><text:change-end text:change-id="ct105553126055664"/>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26055904"/><text:change-start text:change-id="ct105553126059984"/><text:span text:style-name="T29">Format</text:span><text:change-end text:change-id="ct105553126059984"/></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26060224"/><text:change-start text:change-id="ct105553126060464"/><text:span text:style-name="T29">Format</text:span><text:change-end text:change-id="ct105553126060464"/> 1<text:change text:change-id="ct105553126060704"/></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5">The two rr bits are reserved, and read and send as zeros. <text:s/></text:p>
        </text:list-item>
        <text:list-item>
          <text:p text:style-name="P85">The two ff bits can be used for packing and unpacking large messages to a sequence of CAN frames, see below. <text:s/>The coding is: <text:s/></text:p>
        </text:list-item>
      </text:list>
      <text:list text:style-name="L9">
        <text:list-item>
          <text:p text:style-name="P80">00 Only frame</text:p>
        </text:list-item>
        <text:list-item>
          <text:p text:style-name="P80">01 First frame of more than one</text:p>
        </text:list-item>
        <text:list-item>
          <text:p text:style-name="P80">10 Last frame of more than one</text:p>
        </text:list-item>
        <text:list-item>
          <text:p text:style-name="P80">11 Middle frame of more than 2.</text:p>
        </text:list-item>
        <text:list-item>
          <text:p text:style-name="P86">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2" text:outline-level="4"><text:bookmark-start text:name="__RefHeading___Toc3103_1797310152"/>Datagram and Stream Messages, CAN Frame <text:change text:change-id="ct105553126060944"/><text:change-start text:change-id="ct105553126061184"/><text:span text:style-name="T29">Format</text:span><text:change-end text:change-id="ct105553126061184"/>s 2-5 and 7<text:bookmark-end text:name="__RefHeading___Toc3103_1797310152"/></text:h>
      <text:p text:style-name="P45">Frame <text:change text:change-id="ct105553126061424"/><text:change-start text:change-id="ct105553126061664"/><text:span text:style-name="T29">Format</text:span><text:change-end text:change-id="ct105553126061664"/>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26104816"/><text:span text:style-name="T26">MTI, </text:span><text:change-end text:change-id="ct105553126104816"/>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26105536"/><text:span text:style-name="T26">MTI, </text:span><text:change-end text:change-id="ct105553126105536"/>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26105296"/> <text:span text:style-name="T25">and </text:span><text:change-end text:change-id="ct105553126105296"/><text:change-start text:change-id="ct105553126105776"/><text:span text:style-name="T25">Sequencing</text:span><text:bookmark-end text:name="__RefHeading___Toc3129_1797310152"/><text:change-end text:change-id="ct105553126105776"/></text:h>
      <text:p text:style-name="P50">CAN implementations shall send the frames of a message <text:change text:change-id="ct105553126106016"/><text:change-start text:change-id="ct105553126106256"/><text:span text:style-name="T33">consecutively on the CAN bus, with no frames of equal or lower priority being interspersed</text:span><text:change-end text:change-id="ct105553126106256"/>. <text:change text:change-id="ct105553126106496"/>Higher-priority messages may be sent in the middle of a lower-priority message<text:change-start text:change-id="ct105553126106736"/>, <text:span text:style-name="T25">including when the higher priority message itself is fragmented into multiple frames</text:span><text:change-end text:change-id="ct105553126106736"/>.<text:change-start text:change-id="ct105553126106976"/></text:p>
      <text:p text:style-name="P50"><text:span text:style-name="T27">Gateways shall reassemble the frames of fragmented messages before sending them out on </text:span><text:change-end text:change-id="ct105553126106976"/><text:change-start text:change-id="ct105553126107216"/><text:span text:style-name="T27">data </text:span><text:change-end text:change-id="ct105553126107216"/><text:change-start text:change-id="ct105553126107456"/><text:span text:style-name="T27">links that support the necessary message length</text:span><text:change-end text:change-id="ct105553126107456"/><text:change-start text:change-id="ct105553126107696"/><text:span text:style-name="T27">, </text:span><text:span text:style-name="T28">unless otherwise stated by a specific Standard.</text:span><text:change-end text:change-id="ct105553126107696"/><text:change text:change-id="ct105553126107936"/><text:change text:change-id="ct105553126108176"/></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26054224" text:id="ct105553126054224">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26206240" text:id="ct105553126206240">
            <text:insertion>
              <office:change-info>
                <dc:creator>Alex Shepherd</dc:creator>
                <dc:date>2021-05-01T00:31:51</dc:date>
              </office:change-info>
            </text:insertion>
          </text:changed-region>
        </text:tracked-changes>
        <text:p text:style-name="MP4"><text:change text:change-id="ct105553126054224"/><text:change-start text:change-id="ct10555312620624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26206240"/></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26206000" text:id="ct105553126206000">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26206480" text:id="ct105553126206480">
            <text:insertion>
              <office:change-info>
                <dc:creator>Alex Shepherd</dc:creator>
                <dc:date>2021-05-01T00:31:44</dc:date>
              </office:change-info>
            </text:insertion>
          </text:changed-region>
        </text:tracked-changes>
        <text:p text:style-name="MP8"><text:change text:change-id="ct105553126206000"/><text:change-start text:change-id="ct105553126206480"/><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26206480"/><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7</meta:editing-cycles>
    <meta:editing-duration>P40DT20H34M51S</meta:editing-duration>
    <meta:generator>LibreOffice/7.4.6.2$MacOSX_X86_64 LibreOffice_project/5b1f5509c2decdade7fda905e3e1429a67acd63d</meta:generator>
    <dc:date>2024-06-25T12:42:16.928016480</dc:date>
    <meta:keyword>OpenLCB Message Network Standard</meta:keyword>
    <dc:subject>Message Network</dc:subject>
    <dc:creator>Bob Jacobsen</dc:creator>
    <meta:document-statistic meta:table-count="25" meta:image-count="1" meta:object-count="0" meta:page-count="19" meta:paragraph-count="802" meta:word-count="4690" meta:character-count="28464" meta:non-whitespace-character-count="24180"/>
    <meta:user-defined meta:name="OLCBdate">Mar 30, 2023</meta:user-defined>
    <meta:user-defined meta:name="OLCBstatus">Draft</meta:user-defined>
    <meta:user-defined meta:name="OLCByear">2023</meta:user-defined>
  </office:meta>
</office:document-meta>
</file>